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45cm" fo:min-width="4.2cm"/>
    </style:style>
    <style:style style:name="gr2" style:family="graphic" style:parent-style-name="standard">
      <style:graphic-properties svg:stroke-color="#000000" draw:fill="solid" draw:fill-color="#1e6a39" draw:textarea-horizontal-align="justify" draw:textarea-vertical-align="middle" draw:auto-grow-height="false" fo:min-height="1.35cm" fo:min-width="1.1cm"/>
    </style:style>
    <style:style style:name="gr3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35cm" fo:min-width="1.1cm"/>
    </style:style>
    <style:style style:name="gr4" style:family="graphic" style:parent-style-name="standard">
      <style:graphic-properties svg:stroke-color="#000000" draw:fill="solid" draw:fill-color="#1e6a39" draw:textarea-horizontal-align="justify" draw:textarea-vertical-align="middle" draw:auto-grow-height="false" fo:min-height="1.55cm" fo:min-width="0.363cm"/>
    </style:style>
    <style:style style:name="gr5" style:family="graphic" style:parent-style-name="standard">
      <style:graphic-properties svg:stroke-color="#000000" draw:fill="solid" draw:fill-color="#1e6a39" draw:textarea-horizontal-align="justify" draw:textarea-vertical-align="middle" draw:auto-grow-height="false" fo:min-height="1.55cm" fo:min-width="0.361cm"/>
    </style:style>
    <style:style style:name="gr6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55cm" fo:min-width="0.363cm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55cm" fo:min-width="0.361cm"/>
    </style:style>
    <style:style style:name="gr8" style:family="graphic" style:parent-style-name="objectwithoutfill">
      <style:graphic-properties svg:stroke-width="0.1cm" svg:stroke-color="#28471f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9211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4.55cm" fo:min-width="4.2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4.5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14" style:family="graphic" style:parent-style-name="standard">
      <style:graphic-properties draw:fill="none" draw:textarea-vertical-align="middle" draw:auto-grow-height="false" fo:min-height="1.458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8" style:family="graphic" style:parent-style-name="standard">
      <style:graphic-properties svg:stroke-color="#000000" draw:fill="solid" draw:fill-color="#1e6a39" draw:textarea-horizontal-align="justify" draw:textarea-vertical-align="middle" draw:auto-grow-height="false" fo:min-height="0.75cm" fo:min-width="0.3cm"/>
    </style:style>
    <style:style style:name="gr19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0.75cm" fo:min-width="0.3cm"/>
    </style:style>
    <style:style style:name="gr20" style:family="graphic" style:parent-style-name="objectwithoutfill">
      <style:graphic-properties draw:stroke="dash" draw:stroke-dash="Dashed_20__28_var_29_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e6a39"/>
      <style:paragraph-properties fo:text-align="center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.7cm" svg:height="4.7cm" svg:x="2.2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cm" svg:height="1.6cm" svg:x="2.8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cm" svg:height="1.6cm" svg:x="4.8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6cm" svg:height="1.6cm" svg:x="2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cm" svg:height="1.6cm" svg:x="4.8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1.6cm" svg:height="1.6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.6cm" svg:height="1.6cm" svg:x="3.1cm" svg:y="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0.863cm" svg:height="1.8cm" svg:x="0.2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0.863cm" svg:height="1.8cm" svg:x="1.063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0.861cm" svg:height="1.8cm" svg:x="1.926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0.863cm" svg:height="1.8cm" svg:x="2.787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0.863cm" svg:height="1.8cm" svg:x="3.65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2" draw:id="id12" draw:layer="layout" svg:width="0.863cm" svg:height="1.8cm" svg:x="4.513cm" svg:y="1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0.861cm" svg:height="1.8cm" svg:x="5.376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0.863cm" svg:height="1.8cm" svg:x="6.237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63cm" svg:height="1.8cm" svg:x="7.1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63cm" svg:height="1.8cm" svg:x="7.963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61cm" svg:height="1.8cm" svg:x="8.826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63cm" svg:height="1.8cm" svg:x="9.687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63cm" svg:height="1.8cm" svg:x="10.55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63cm" svg:height="1.8cm" svg:x="11.413cm" svg:y="1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61cm" svg:height="1.8cm" svg:x="12.276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63cm" svg:height="1.8cm" svg:x="13.137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63cm" svg:height="1.8cm" svg:x="14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63cm" svg:height="1.8cm" svg:x="14.863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61cm" svg:height="1.8cm" svg:x="15.726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63cm" svg:height="1.8cm" svg:x="16.587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63cm" svg:height="1.8cm" svg:x="17.45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63cm" svg:height="1.8cm" svg:x="18.313cm" svg:y="1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61cm" svg:height="1.8cm" svg:x="19.176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63cm" svg:height="1.8cm" svg:x="20.037cm" svg:y="11.3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.8cm" svg:y1="5.7cm" svg:x2="0.631cm" svg:y2="11.3cm" draw:start-shape="id1" draw:start-glue-point="3" draw:end-shape="id2" draw:end-glue-point="0" svg:d="M2800 5700c-1446 0-2169 1866-2169 5600" svg:viewBox="0 0 2170 5601">
          <text:p/>
        </draw:connector>
        <draw:connector draw:style-name="gr8" draw:text-style-name="P4" draw:layer="layout" draw:type="curve" svg:x1="2.8cm" svg:y1="3.7cm" svg:x2="2.356cm" svg:y2="11.3cm" draw:start-shape="id3" draw:start-glue-point="3" draw:end-shape="id4" draw:end-glue-point="0" svg:d="M2800 3700c-751 0-626 2100-549 2725s105-225 105 4875" svg:viewBox="0 0 609 7601">
          <text:p/>
        </draw:connector>
        <draw:connector draw:style-name="gr8" draw:text-style-name="P4" draw:layer="layout" draw:type="curve" svg:x1="5.6cm" svg:y1="6.5cm" svg:x2="1.494cm" svg:y2="11.3cm" draw:start-shape="id5" draw:end-shape="id6" draw:end-glue-point="0" svg:d="M5600 6500c0 3600-4106 1200-4106 4800" svg:viewBox="0 0 4107 4801">
          <text:p/>
        </draw:connector>
        <draw:custom-shape draw:style-name="gr3" draw:text-style-name="P3" xml:id="id11" draw:id="id11" draw:layer="layout" svg:width="1.6cm" svg:height="1.6cm" svg:x="5.1cm" svg:y="5.1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draw:line-skew="0.627cm 2.146cm" svg:x1="6.4cm" svg:y1="3.7cm" svg:x2="3.218cm" svg:y2="11.3cm" draw:start-shape="id7" draw:start-glue-point="1" draw:end-shape="id8" draw:end-glue-point="0" svg:d="M6400 3700c1692 0 1411 3173 192 4603s-3374 1116-3374 2997" svg:viewBox="0 0 4371 7601">
          <text:p/>
        </draw:connector>
        <draw:custom-shape draw:style-name="gr3" draw:text-style-name="P3" xml:id="id15" draw:id="id15" draw:layer="layout" svg:width="1.6cm" svg:height="1.6cm" svg:x="5.1cm" svg:y="3.2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3.9cm" svg:y1="6.7cm" svg:x2="4.081cm" svg:y2="11.3cm" draw:start-shape="id9" draw:start-glue-point="2" draw:end-shape="id10" draw:end-glue-point="0" svg:d="M3900 6700c0 3450 181 1150 181 4600" svg:viewBox="0 0 182 4601">
          <text:p/>
        </draw:connector>
        <draw:connector draw:style-name="gr9" draw:text-style-name="P4" draw:layer="layout" draw:type="curve" svg:x1="5.9cm" svg:y1="6.7cm" svg:x2="4.944cm" svg:y2="11.3cm" draw:start-shape="id11" draw:start-glue-point="2" draw:end-shape="id12" draw:end-glue-point="0" svg:d="M5900 6700c0 3450-956 1150-956 4600" svg:viewBox="0 0 957 4601">
          <text:p/>
        </draw:connector>
        <draw:connector draw:style-name="gr9" draw:text-style-name="P4" draw:layer="layout" draw:type="curve" svg:x1="3.9cm" svg:y1="3.2cm" svg:x2="5.806cm" svg:y2="11.3cm" draw:start-shape="id13" draw:start-glue-point="0" draw:end-shape="id14" draw:end-glue-point="0" svg:d="M3900 3200c0-751 1906-4801 1906 8100" svg:viewBox="0 0 1907 9293">
          <text:p/>
        </draw:connector>
        <draw:connector draw:style-name="gr9" draw:text-style-name="P4" draw:layer="layout" draw:type="curve" svg:x1="6.7cm" svg:y1="4cm" svg:x2="6.668cm" svg:y2="11.3cm" draw:start-shape="id15" draw:start-glue-point="1" draw:end-shape="id16" draw:end-glue-point="0" svg:d="M6700 4000c751 0 627 2025 431 2632s-463-207-463 4668" svg:viewBox="0 0 613 7301">
          <text:p/>
        </draw:connector>
        <draw:frame draw:style-name="gr10" draw:text-style-name="P5" draw:layer="layout" svg:width="0.697cm" svg:height="0.645cm" svg:x="2.6cm" svg:y="4.855cm">
          <draw:text-box>
            <text:p><text:span text:style-name="T1">0</text:span></text:p>
          </draw:text-box>
        </draw:frame>
        <draw:frame draw:style-name="gr10" draw:text-style-name="P5" draw:layer="layout" svg:width="0.697cm" svg:height="0.645cm" svg:x="4.601cm" svg:y="4.801cm">
          <draw:text-box>
            <text:p><text:span text:style-name="T1">1</text:span></text:p>
          </draw:text-box>
        </draw:frame>
        <draw:frame draw:style-name="gr10" draw:text-style-name="P5" draw:layer="layout" svg:width="0.697cm" svg:height="0.645cm" svg:x="2.601cm" svg:y="2.801cm">
          <draw:text-box>
            <text:p><text:span text:style-name="T1">2</text:span></text:p>
          </draw:text-box>
        </draw:frame>
        <draw:frame draw:style-name="gr10" draw:text-style-name="P5" draw:layer="layout" svg:width="0.697cm" svg:height="0.645cm" svg:x="4.601cm" svg:y="2.801cm">
          <draw:text-box>
            <text:p><text:span text:style-name="T1">3</text:span></text:p>
          </draw:text-box>
        </draw:frame>
        <draw:frame draw:style-name="gr10" draw:text-style-name="P5" draw:layer="layout" svg:width="0.697cm" svg:height="0.645cm" svg:x="3.001cm" svg:y="5.056cm">
          <draw:text-box>
            <text:p><text:span text:style-name="T1">0</text:span></text:p>
          </draw:text-box>
        </draw:frame>
        <draw:frame draw:style-name="gr10" draw:text-style-name="P5" draw:layer="layout" svg:width="0.697cm" svg:height="0.645cm" svg:x="5.002cm" svg:y="5.002cm">
          <draw:text-box>
            <text:p><text:span text:style-name="T1">1</text:span></text:p>
          </draw:text-box>
        </draw:frame>
        <draw:frame draw:style-name="gr10" draw:text-style-name="P5" draw:layer="layout" svg:width="0.697cm" svg:height="0.645cm" svg:x="3.002cm" svg:y="3.102cm">
          <draw:text-box>
            <text:p><text:span text:style-name="T1">2</text:span></text:p>
          </draw:text-box>
        </draw:frame>
        <draw:frame draw:style-name="gr10" draw:text-style-name="P5" draw:layer="layout" svg:width="0.697cm" svg:height="0.645cm" svg:x="5.002cm" svg:y="3.202cm">
          <draw:text-box>
            <text:p><text:span text:style-name="T1">3</text:span></text:p>
          </draw:text-box>
        </draw:frame>
        <draw:frame draw:style-name="gr10" draw:text-style-name="P5" draw:layer="layout" svg:width="0.697cm" svg:height="0.645cm" svg:x="0.202cm" svg:y="11.357cm">
          <draw:text-box>
            <text:p><text:span text:style-name="T1">0</text:span></text:p>
          </draw:text-box>
        </draw:frame>
        <draw:frame draw:style-name="gr10" draw:text-style-name="P5" draw:layer="layout" svg:width="0.697cm" svg:height="0.645cm" svg:x="4.403cm" svg:y="11.403cm">
          <draw:text-box>
            <text:p><text:span text:style-name="T1">1</text:span></text:p>
          </draw:text-box>
        </draw:frame>
        <draw:frame draw:style-name="gr10" draw:text-style-name="P5" draw:layer="layout" svg:width="0.697cm" svg:height="0.645cm" svg:x="1.004cm" svg:y="11.404cm">
          <draw:text-box>
            <text:p><text:span text:style-name="T1">1</text:span></text:p>
          </draw:text-box>
        </draw:frame>
        <draw:frame draw:style-name="gr10" draw:text-style-name="P5" draw:layer="layout" svg:width="0.697cm" svg:height="0.645cm" svg:x="1.903cm" svg:y="11.403cm">
          <draw:text-box>
            <text:p><text:span text:style-name="T1">2</text:span></text:p>
          </draw:text-box>
        </draw:frame>
        <draw:frame draw:style-name="gr10" draw:text-style-name="P5" draw:layer="layout" svg:width="0.697cm" svg:height="0.645cm" svg:x="5.404cm" svg:y="11.404cm">
          <draw:text-box>
            <text:p><text:span text:style-name="T1">2</text:span></text:p>
          </draw:text-box>
        </draw:frame>
        <draw:frame draw:style-name="gr10" draw:text-style-name="P5" draw:layer="layout" svg:width="0.697cm" svg:height="0.645cm" svg:x="6.203cm" svg:y="11.403cm">
          <draw:text-box>
            <text:p><text:span text:style-name="T1">3</text:span></text:p>
          </draw:text-box>
        </draw:frame>
        <draw:frame draw:style-name="gr10" draw:text-style-name="P5" draw:layer="layout" svg:width="0.697cm" svg:height="0.645cm" svg:x="2.804cm" svg:y="11.404cm">
          <draw:text-box>
            <text:p><text:span text:style-name="T1">3</text:span></text:p>
          </draw:text-box>
        </draw:frame>
        <draw:frame draw:style-name="gr10" draw:text-style-name="P5" draw:layer="layout" svg:width="0.697cm" svg:height="0.645cm" svg:x="3.703cm" svg:y="11.358cm">
          <draw:text-box>
            <text:p><text:span text:style-name="T1">0</text:span></text:p>
          </draw:text-box>
        </draw:frame>
        <draw:custom-shape draw:style-name="gr11" draw:text-style-name="P1" draw:layer="layout" svg:width="4.7cm" svg:height="4.8cm" svg:x="7.8cm" svg:y="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8cm" svg:height="4.8cm" svg:x="14.6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cm" svg:height="3.2cm" svg:x="10.201cm" svg:y="7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6cm" svg:height="3.2cm" svg:x="17.002cm" svg:y="7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5" draw:layer="layout" svg:width="0.697cm" svg:height="0.645cm" svg:x="2.102cm" svg:y="2.257cm">
          <draw:text-box>
            <text:p><text:span text:style-name="T1">0</text:span></text:p>
          </draw:text-box>
        </draw:frame>
        <draw:frame draw:style-name="gr10" draw:text-style-name="P5" draw:layer="layout" svg:width="0.697cm" svg:height="0.645cm" svg:x="7.903cm" svg:y="2.403cm">
          <draw:text-box>
            <text:p><text:span text:style-name="T1">1</text:span></text:p>
          </draw:text-box>
        </draw:frame>
        <draw:frame draw:style-name="gr10" draw:text-style-name="P5" draw:layer="layout" svg:width="0.697cm" svg:height="0.645cm" svg:x="14.804cm" svg:y="2.404cm">
          <draw:text-box>
            <text:p><text:span text:style-name="T1">2</text:span></text:p>
          </draw:text-box>
        </draw:frame>
        <draw:custom-shape draw:style-name="gr14" draw:text-style-name="P6" draw:layer="layout" svg:width="1cm" svg:height="1.8cm" svg:x="21.2cm" svg:y="11.3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8.88cm" svg:height="1.673cm" svg:x="21.92cm" svg:y="11.4cm">
          <draw:text-box>
            <text:p>Linear storage</text:p>
            <text:p>in memory</text:p>
          </draw:text-box>
        </draw:frame>
        <draw:frame draw:style-name="gr16" draw:text-style-name="P8" draw:layer="layout" svg:width="3.592cm" svg:height="0.962cm" svg:x="11.4cm" svg:y="0.2cm">
          <draw:text-box>
            <text:p>Grid’s cells</text:p>
          </draw:text-box>
        </draw:frame>
        <draw:line draw:style-name="gr17" draw:text-style-name="P4" draw:layer="layout" svg:x1="11.8cm" svg:y1="1cm" svg:x2="6.8cm" svg:y2="2.3cm">
          <text:p/>
        </draw:line>
        <draw:line draw:style-name="gr17" draw:text-style-name="P4" draw:layer="layout" svg:x1="13.2cm" svg:y1="1cm" svg:x2="11.8cm" svg:y2="2.3cm">
          <text:p/>
        </draw:line>
        <draw:line draw:style-name="gr17" draw:text-style-name="P4" draw:layer="layout" svg:x1="14.2cm" svg:y1="1cm" svg:x2="15.8cm" svg:y2="2.2cm">
          <text:p/>
        </draw:line>
        <draw:line draw:style-name="gr17" draw:text-style-name="P4" draw:layer="layout" svg:x1="3cm" svg:y1="1.6cm" svg:x2="3.4cm" svg:y2="3.102cm">
          <text:p/>
        </draw:line>
        <draw:frame draw:style-name="gr16" draw:text-style-name="P8" draw:layer="layout" svg:width="3cm" svg:height="0.962cm" svg:x="1.5cm" svg:y="0.9cm">
          <draw:text-box>
            <text:p>sub-cells</text:p>
          </draw:text-box>
        </draw:frame>
        <draw:custom-shape draw:style-name="gr18" draw:text-style-name="P2" draw:layer="layout" svg:width="0.8cm" svg:height="1cm" svg:x="22.4cm" svg:y="0.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635cm" svg:height="0.962cm" svg:x="23.2cm" svg:y="0.838cm">
          <draw:text-box>
            <text:p>my_field_A</text:p>
          </draw:text-box>
        </draw:frame>
        <draw:custom-shape draw:style-name="gr19" draw:text-style-name="P3" draw:layer="layout" svg:width="0.8cm" svg:height="1cm" svg:x="22.4cm" svg:y="2.3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635cm" svg:height="0.962cm" svg:x="23.2cm" svg:y="2.338cm">
          <draw:text-box>
            <text:p>my_field_B</text:p>
          </draw:text-box>
        </draw:frame>
        <draw:line draw:style-name="gr17" draw:text-style-name="P4" draw:layer="layout" svg:x1="0.2cm" svg:y1="15.2cm" svg:x2="0.202cm" svg:y2="13.202cm">
          <text:p/>
        </draw:line>
        <draw:frame draw:style-name="gr16" draw:text-style-name="P10" draw:layer="layout" svg:width="4.541cm" svg:height="0.725cm" svg:x="-0.2cm" svg:y="15.2cm">
          <draw:text-box>
            <text:p text:style-name="P9"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 </text:span><text:span text:style-name="T2">t</text:span><text:span text:style-name="T2">o</text:span><text:span text:style-name="T2"> </text:span><text:span text:style-name="T2">m</text:span><text:span text:style-name="T2">y</text:span><text:span text:style-name="T2">_</text:span><text:span text:style-name="T2">f</text:span><text:span text:style-name="T2">i</text:span><text:span text:style-name="T2">e</text:span><text:span text:style-name="T2">l</text:span><text:span text:style-name="T2">d</text:span><text:span text:style-name="T2">_</text:span><text:span text:style-name="T2">A</text:span></text:p>
          </draw:text-box>
        </draw:frame>
        <draw:frame draw:style-name="gr16" draw:text-style-name="P10" draw:layer="layout" svg:width="4.541cm" svg:height="0.725cm" svg:x="3.401cm" svg:y="14.501cm">
          <draw:text-box>
            <text:p text:style-name="P9"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 </text:span><text:span text:style-name="T2">t</text:span><text:span text:style-name="T2">o</text:span><text:span text:style-name="T2"> </text:span><text:span text:style-name="T2">m</text:span><text:span text:style-name="T2">y</text:span><text:span text:style-name="T2">_</text:span><text:span text:style-name="T2">f</text:span><text:span text:style-name="T2">i</text:span><text:span text:style-name="T2">e</text:span><text:span text:style-name="T2">l</text:span><text:span text:style-name="T2">d</text:span><text:span text:style-name="T2">_</text:span><text:span text:style-name="T2">B</text:span></text:p>
          </draw:text-box>
        </draw:frame>
        <draw:line draw:style-name="gr17" draw:text-style-name="P4" draw:layer="layout" svg:x1="3.702cm" svg:y1="14.6cm" svg:x2="3.702cm" svg:y2="13.202cm">
          <text:p/>
        </draw:line>
        <draw:line draw:style-name="gr20" draw:text-style-name="P4" draw:layer="layout" svg:x1="7.1cm" svg:y1="13.2cm" svg:x2="7.1cm" svg:y2="14.2cm">
          <text:p/>
        </draw:line>
        <draw:line draw:style-name="gr20" draw:text-style-name="P4" draw:layer="layout" svg:x1="14cm" svg:y1="13.2cm" svg:x2="14cm" svg:y2="14.2cm">
          <text:p/>
        </draw:line>
        <draw:line draw:style-name="gr21" draw:text-style-name="P1" draw:layer="layout" svg:x1="7.2cm" svg:y1="13.6cm" svg:x2="14cm" svg:y2="13.6cm">
          <text:p/>
        </draw:line>
        <draw:frame draw:style-name="gr16" draw:text-style-name="P10" draw:layer="layout" svg:width="2.746cm" svg:height="0.725cm" svg:x="9.102cm" svg:y="13.502cm">
          <draw:text-box>
            <text:p text:style-name="P9"><text:span text:style-name="T2">St</text:span><text:span text:style-name="T2">ri</text:span><text:span text:style-name="T2">d</text:span><text:span text:style-name="T2">e </text:span><text:span text:style-name="T2">v</text:span><text:span text:style-name="T2">al</text:span><text:span text:style-name="T2">u</text:span><text:span text:style-name="T2">e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31:33.833778092</meta:creation-date>
    <dc:date>2021-01-12T10:14:22.640816451</dc:date>
    <meta:editing-duration>PT11M39S</meta:editing-duration>
    <meta:editing-cycles>2</meta:editing-cycles>
    <meta:generator>LibreOffice/6.4.6.2$Linux_X86_64 LibreOffice_project/40$Build-2</meta:generator>
    <meta:document-statistic meta:object-count="107"/>
  </office:meta>
</office:document-meta>
</file>